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3">
      <style:paragraph-properties fo:text-align="center"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UrbanBody">
      <style:text-properties style:font-name="Times New Roman1" fo:font-size="12pt" fo:font-style="normal" fo:font-weight="normal" style:font-size-asian="12pt" style:font-style-asian="normal" style:font-weight-asian="normal" style:font-size-complex="12pt"/>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style>
    <style:style style:name="T6" style:family="text">
      <style:text-properties fo:font-style="normal" fo:font-weight="bold" style:font-style-asian="normal" style:font-weight-asian="bold" style:font-weight-complex="bold"/>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fo:font-style="normal" fo:font-weight="normal" style:font-style-asian="normal" style:font-weight-asian="normal"/>
    </style:style>
    <style:style style:name="T10"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1" style:family="text">
      <style:text-properties fo:language="zxx" fo:country="none" fo:font-style="normal" fo:font-weight="normal" style:font-style-asian="normal" style:font-weight-asian="normal"/>
    </style:style>
    <style:style style:name="T12" style:family="text">
      <style:text-properties fo:language="zxx" fo:country="none" fo:font-style="normal" style:font-style-asian="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size="11pt" style:font-size-asian="11pt" style:font-size-complex="11pt"/>
    </style:style>
    <style:style style:name="T16"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style-name="fr1" draw:name="Cadre2" text:anchor-type="as-char" svg:width="7.128cm" draw:z-index="0"><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6"><text:span text:style-name="T21">do text</text:span></text:p><text:p text:style-name="P6"><text:span text:style-name="T21">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 </text:span><text:span text:style-name="T3">relative à un bien sis </text:span><text:span text:style-name="T13">: </text:span><text:span text:style-name="T11"><text:text-input text:description="Situation des travaux">self.getWorkLocationSignaletic()</text:text-input></text:span> <text:span text:style-name="T3">- bien cadastré section</text:span><text:span text:style-name="T11"> </text:span><text:span text:style-name="T11"><text:text-input text:description="Bien-Parcelles">self.getPortionOutsText()</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 </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 </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30T08:51:23</dc:date>
    <dc:language>fr-FR</dc:language>
    <meta:editing-cycles>70</meta:editing-cycles>
    <meta:editing-duration>P1DT9H23M56S</meta:editing-duration>
    <dc:creator>sde </dc:creator>
    <meta:document-statistic meta:table-count="0" meta:image-count="0" meta:object-count="0" meta:page-count="2" meta:paragraph-count="37" meta:word-count="556" meta:character-count="3997" meta:non-whitespace-character-count="3481"/>
    <meta:user-defined meta:name="Info 1"/>
    <meta:user-defined meta:name="Info 2"/>
    <meta:user-defined meta:name="Info 3"/>
    <meta:user-defined meta:name="Info 4"/>
  </office:meta>
</office:document-meta>
</file>